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280000002DA50FAA20188D4733.png" manifest:media-type="image/png"/>
  <manifest:file-entry manifest:full-path="Pictures/10000201000000F50000001B1741DDF18B52C50B.png" manifest:media-type="image/png"/>
  <manifest:file-entry manifest:full-path="Pictures/100002010000012F0000002E63A394A4A392342B.png" manifest:media-type="image/png"/>
  <manifest:file-entry manifest:full-path="Pictures/10000201000000A6000000205252997DB9C6A537.png" manifest:media-type="image/png"/>
  <manifest:file-entry manifest:full-path="Pictures/10000201000000850000001F93EC48045E068E9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Helvetica1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2.9528in" style:rel-column-width="28914*"/>
    </style:style>
    <style:style style:name="Table1.B" style:family="table-column">
      <style:table-column-properties style:column-width="1.7715in" style:rel-column-width="17347*"/>
    </style:style>
    <style:style style:name="Table1.C" style:family="table-column">
      <style:table-column-properties style:column-width="1.9688in" style:rel-column-width="1927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2.2306in" style:rel-column-width="21840*"/>
    </style:style>
    <style:style style:name="Table2.B" style:family="table-column">
      <style:table-column-properties style:column-width="2.2313in" style:rel-column-width="21847*"/>
    </style:style>
    <style:style style:name="Table2.C" style:family="table-column">
      <style:table-column-properties style:column-width="2.2313in" style:rel-column-width="2184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2" style:family="table-row">
      <style:table-row-properties style:min-row-height="0.324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425in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_20__28_user_29_">
      <style:paragraph-properties fo:line-height="150%" fo:text-align="center" style:justify-single-word="false"/>
    </style:style>
    <style:style style:name="P4" style:family="paragraph" style:parent-style-name="Standard_20__28_user_29_">
      <style:paragraph-properties fo:line-height="150%" fo:text-align="justify" style:justify-single-word="false"/>
    </style:style>
    <style:style style:name="P5" style:family="paragraph" style:parent-style-name="Standard_20__28_user_29_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6" style:family="paragraph" style:parent-style-name="Standard_20__28_user_29_">
      <style:text-properties fo:color="#000000" fo:font-size="14pt" style:font-size-asian="14pt" style:font-size-complex="14pt"/>
    </style:style>
    <style:style style:name="P7" style:family="paragraph" style:parent-style-name="Standard_20__28_user_29_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8" style:family="paragraph" style:parent-style-name="Standard_20__28_user_29_">
      <style:paragraph-properties style:snap-to-layout-grid="false"/>
      <style:text-properties fo:color="#000000" fo:font-size="14pt" style:font-size-asian="14pt"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fo:color="#000000" fo:font-size="14pt" style:font-size-asian="14pt" style:font-size-complex="14pt"/>
    </style:style>
    <style:style style:name="P10" style:family="paragraph" style:parent-style-name="Standard_20__28_user_29_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1" style:family="paragraph" style:parent-style-name="Standard_20__28_user_29_">
      <style:paragraph-properties fo:text-align="center" style:justify-single-word="false"/>
      <style:text-properties fo:color="#000000" fo:font-size="14pt" officeooo:rsid="0014981f" officeooo:paragraph-rsid="0014981f" style:font-size-asian="14pt" style:font-size-complex="14pt"/>
    </style:style>
    <style:style style:name="P12" style:family="paragraph" style:parent-style-name="Standard_20__28_user_29_">
      <style:paragraph-properties fo:line-height="115%" fo:text-align="justify" style:justify-single-word="false"/>
      <style:text-properties fo:color="#000000" fo:font-size="14pt" style:font-size-asian="14pt" style:font-size-complex="14pt"/>
    </style:style>
    <style:style style:name="P13" style:family="paragraph" style:parent-style-name="Standard_20__28_user_29_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14" style:family="paragraph" style:parent-style-name="Standard_20__28_user_29_">
      <style:paragraph-properties fo:margin-left="0in" fo:margin-right="0in" fo:line-height="150%" fo:text-indent="0.4925in" style:auto-text-indent="false"/>
    </style:style>
    <style:style style:name="P15" style:family="paragraph" style:parent-style-name="Standard_20__28_user_29_">
      <style:paragraph-properties fo:margin-left="0in" fo:margin-right="0in" fo:line-height="150%" fo:text-indent="0.4925in" style:auto-text-indent="false"/>
      <style:text-properties fo:color="#000000" fo:font-size="14pt" style:font-size-asian="14pt" style:font-size-complex="14pt"/>
    </style:style>
    <style:style style:name="P16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_20__28_user_29_">
      <style:paragraph-properties fo:margin-left="0in" fo:margin-right="0in" fo:line-height="150%" fo:text-indent="0in" style:auto-text-indent="false"/>
      <style:text-properties officeooo:paragraph-rsid="0014981f"/>
    </style:style>
    <style:style style:name="P19" style:family="paragraph" style:parent-style-name="Standard_20__28_user_29_">
      <style:paragraph-properties fo:margin-left="0in" fo:margin-right="0in" fo:line-height="150%" fo:text-indent="0in" style:auto-text-indent="false"/>
      <style:text-properties fo:color="#000000" fo:font-size="14pt" fo:font-weight="bold" officeooo:paragraph-rsid="0014981f" style:font-size-asian="14pt" style:font-weight-asian="bold" style:font-size-complex="14pt" style:font-weight-complex="bold"/>
    </style:style>
    <style:style style:name="P20" style:family="paragraph" style:parent-style-name="Standard_20__28_user_29_">
      <style:paragraph-properties fo:margin-left="0in" fo:margin-right="0in" fo:line-height="150%" fo:text-indent="0in" style:auto-text-indent="false"/>
      <style:text-properties fo:color="#000000" fo:font-size="14pt" fo:font-weight="normal" officeooo:paragraph-rsid="0014981f" style:font-size-asian="14pt" style:font-weight-asian="normal" style:font-size-complex="14pt" style:font-weight-complex="normal"/>
    </style:style>
    <style:style style:name="P21" style:family="paragraph" style:parent-style-name="Times14_5f_РИО2">
      <style:paragraph-properties fo:margin-left="0in" fo:margin-right="0in" fo:text-indent="0in" style:auto-text-indent="false"/>
    </style:style>
    <style:style style:name="P2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3" style:family="paragraph" style:parent-style-name="Times14_5f_РИО2">
      <style:paragraph-properties fo:margin-left="0in" fo:margin-right="0in" fo:line-height="150%" fo:text-align="start" style:justify-single-word="false" fo:text-indent="0in" style:auto-text-indent="false"/>
      <style:text-properties fo:color="#000000" fo:font-size="10pt" style:font-size-asian="10pt" style:font-size-complex="10pt"/>
    </style:style>
    <style:style style:name="P24" style:family="paragraph" style:parent-style-name="Times14_5f_РИО2">
      <style:paragraph-properties fo:margin-left="0in" fo:margin-right="0in" fo:text-indent="0in" style:auto-text-indent="false"/>
      <style:text-properties fo:font-weight="bold" officeooo:rsid="001998f5" officeooo:paragraph-rsid="001998f5" style:font-weight-asian="bold" style:font-weight-complex="bold"/>
    </style:style>
    <style:style style:name="P2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P26" style:family="paragraph" style:parent-style-name="Times14_5f_РИО2">
      <style:text-properties officeooo:paragraph-rsid="00160d36"/>
    </style:style>
    <style:style style:name="P27" style:family="paragraph" style:parent-style-name="Times14_5f_РИО2">
      <style:paragraph-properties fo:margin-left="0.4925in" fo:margin-right="0in" fo:line-height="115%" fo:text-indent="0.4925in" style:auto-text-indent="false"/>
      <style:text-properties fo:font-size="12pt" style:font-size-asian="12pt"/>
    </style:style>
    <style:style style:name="P28" style:family="paragraph" style:parent-style-name="Preformatted_20_Text">
      <style:paragraph-properties fo:line-height="115%"/>
      <style:text-properties fo:color="#000000" style:font-name="Times New Roman" fo:font-size="12pt" fo:language="en" fo:country="US" style:font-size-asian="12pt" style:font-size-complex="12pt"/>
    </style:style>
    <style:style style:name="P29" style:family="paragraph" style:parent-style-name="Preformatted_20_Text">
      <style:paragraph-properties fo:margin-left="0.4925in" fo:margin-right="0in" fo:line-height="115%" fo:text-indent="0in" style:auto-text-indent="false"/>
      <style:text-properties fo:font-size="14pt" fo:font-weight="bold" style:font-size-asian="14pt" style:font-weight-asian="bold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01998f5" officeooo:paragraph-rsid="001998f5" style:font-size-asian="14pt"/>
    </style:style>
    <style:style style:name="P31" style:family="paragraph" style:parent-style-name="Table_20_Contents">
      <style:paragraph-properties fo:text-align="center" style:justify-single-word="false"/>
      <style:text-properties fo:font-size="14pt" officeooo:rsid="001998f5" officeooo:paragraph-rsid="001a94f9" style:font-size-asian="14pt"/>
    </style:style>
    <style:style style:name="P32" style:family="paragraph" style:parent-style-name="Table_20_Contents">
      <style:paragraph-properties fo:text-align="center" style:justify-single-word="false"/>
      <style:text-properties fo:font-size="14pt" style:font-size-asian="14pt"/>
    </style:style>
    <style:style style:name="P33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34" style:family="paragraph" style:parent-style-name="Standard_20__28_user_29_" style:list-style-name="WWNum7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5" style:family="paragraph" style:parent-style-name="Standard_20__28_user_29_" style:list-style-name="WWNum7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36" style:family="paragraph" style:parent-style-name="Times14_5f_РИО2" style:list-style-name="WWNum7">
      <style:paragraph-properties fo:margin-left="0in" fo:margin-right="0in" fo:text-indent="0in" style:auto-text-indent="false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text-transform="uppercase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14pt" style:font-size-asian="14pt" style:font-size-complex="14pt" style:font-weight-complex="bold"/>
    </style:style>
    <style:style style:name="T7" style:family="text">
      <style:text-properties fo:color="#000000" fo:font-size="14pt" officeooo:rsid="0014981f" style:font-size-asian="14pt" style:font-size-complex="14pt" style:font-weight-complex="bold"/>
    </style:style>
    <style:style style:name="T8" style:family="text">
      <style:text-properties fo:color="#000000" fo:font-size="14pt" officeooo:rsid="0014981f" style:font-size-asian="14pt" style:font-size-complex="14pt"/>
    </style:style>
    <style:style style:name="T9" style:family="text">
      <style:text-properties fo:color="#000000" fo:font-size="14pt" fo:language="en" fo:country="US" officeooo:rsid="0014981f" style:font-size-asian="14pt" style:font-size-complex="14pt"/>
    </style:style>
    <style:style style:name="T10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000000" fo:font-size="14pt" fo:language="ru" fo:country="RU" style:font-size-asian="14pt" style:font-size-complex="14pt"/>
    </style:style>
    <style:style style:name="T12" style:family="text">
      <style:text-properties fo:color="#000000" fo:font-size="14pt" fo:language="ru" fo:country="RU" officeooo:rsid="001728a2" style:font-size-asian="14pt" style:font-size-complex="14pt"/>
    </style:style>
    <style:style style:name="T13" style:family="text"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T14" style:family="text">
      <style:text-properties fo:color="#000000" fo:font-size="14pt" fo:language="ru" fo:country="RU" fo:font-weight="bold" officeooo:rsid="00160d36" style:font-size-asian="14pt" style:font-weight-asian="bold" style:font-size-complex="14pt" style:font-weight-complex="bold"/>
    </style:style>
    <style:style style:name="T15" style:family="text"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T16" style:family="text">
      <style:text-properties fo:color="#000000" fo:font-size="14pt" fo:language="ru" fo:country="RU" fo:font-weight="normal" officeooo:rsid="001728a2" style:font-size-asian="14pt" style:font-weight-asian="normal" style:font-size-complex="14pt" style:font-weight-complex="normal"/>
    </style:style>
    <style:style style:name="T17" style:family="text">
      <style:text-properties fo:color="#000000" style:font-name="Times New Roman" fo:font-size="14pt" fo:language="ru" fo:country="RU" officeooo:rsid="001728a2" style:font-name-asian="Times New Roman1" style:font-size-asian="14pt" style:font-name-complex="Times New Roman1" style:font-size-complex="14pt" style:language-complex="ar" style:country-complex="SA"/>
    </style:style>
    <style:style style:name="T18" style:family="text">
      <style:text-properties fo:color="#000000" fo:font-weight="bold" officeooo:rsid="0014981f" style:font-weight-asian="bold" style:font-weight-complex="bold"/>
    </style:style>
    <style:style style:name="T19" style:family="text">
      <style:text-properties fo:font-variant="normal" fo:text-transform="none" fo:color="#000000" fo:font-size="14pt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/>
    </style:style>
    <style:style style:name="T21" style:family="text">
      <style:text-properties fo:font-size="14pt" officeooo:rsid="00160d36" style:font-size-asian="14pt" style:font-size-complex="14pt"/>
    </style:style>
    <style:style style:name="T22" style:family="text">
      <style:text-properties style:font-name="Ubuntu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60d36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160d36"/>
    </style:style>
    <style:style style:name="T27" style:family="text">
      <style:text-properties fo:language="ru" fo:country="RU" fo:font-weight="normal" style:font-weight-asian="normal" style:font-weight-complex="normal"/>
    </style:style>
    <style:style style:name="T28" style:family="text">
      <style:text-properties fo:language="ru" fo:country="RU" fo:font-weight="normal" officeooo:rsid="001728a2" style:font-weight-asian="normal" style:font-weight-complex="normal"/>
    </style:style>
    <style:style style:name="T29" style:family="text">
      <style:text-properties fo:language="ru" fo:country="RU" fo:font-weight="bold" style:font-weight-asian="bold" style:font-weight-complex="bold"/>
    </style:style>
    <style:style style:name="T30" style:family="text">
      <style:text-properties fo:language="ru" fo:country="RU" fo:font-weight="bold" officeooo:rsid="001728a2" style:font-weight-asian="bold" style:font-weight-complex="bold"/>
    </style:style>
    <style:style style:name="T31" style:family="text">
      <style:text-properties officeooo:rsid="0017af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13">Кафедра МОЭВМ</text:p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22"><text:span text:style-name="Book_20_Title"><text:span text:style-name="T1">отчет</text:span></text:span></text:p>
      <text:p text:style-name="P13">по лабораторной работе №1</text:p>
      <text:p text:style-name="P13">по дисциплине «Алгоритмы и структуры данных»</text:p>
      <text:p text:style-name="P3"><text:span text:style-name="Book_20_Title"><text:span text:style-name="T19">Тема: ПРОГРАММИРОВАНИЕ РЕКУРСИВНЫХ АЛГОРИТМОВ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_20__28_user_29_"><text:span text:style-name="T5">Студент гр. </text:span><text:span text:style-name="T9">8381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11">Нгуен Ш. Х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9">Жангиров Т.Р.</text:p>
          </table:table-cell>
        </table:table-row>
      </table:table>
      <text:p text:style-name="P10"/>
      <text:p text:style-name="P10"/>
      <text:p text:style-name="P10">Санкт-Петербург</text:p>
      <text:p text:style-name="P3"><text:span text:style-name="T6">201</text:span><text:span text:style-name="T7">9</text:span></text:p>
      <text:p text:style-name="P17">Цель работы.</text:p>
      <text:p text:style-name="P14"><text:span text:style-name="T5">Познакомиться с основными понятиями и приёмами рекурсивного программирования, получить навыки программирования рекурсивных процедур и функций на языке программирования С++</text:span><text:span text:style-name="T8">.</text:span></text:p>
      <text:p text:style-name="P16">Основные теоретические положения.</text:p>
      <text:p text:style-name="P15">Рекурсивным называется объект, содержащий сам себя или определенный с помощью самого себя. </text:p>
      <text:p text:style-name="P15">Мощность рекурсии связана с тем, что она позволяет определить бесконечное множество объектов с помощью конечного высказывания. Точно так же бесконечные вычисления можно описать с помощью конечной рекурсивной программы. Рекурсивные алгоритмы лучше всего использовать, когда решаемая задача, вычисляемая функция или обрабатываемая структура данных определены с помощью рекурсии.</text:p>
      <text:p text:style-name="P15">Если процедура (функция) Р содержит явное обращение к самой себе, она называется прямо рекурсивной. Если Р содержит обращение к процедуре (функции) Q, которая содержит (прямо или косвенно) обращение к Р, то Р называется косвенно рекурсивной.</text:p>
      <text:p text:style-name="P19"><text:tab/>Задание</text:p>
      <text:p text:style-name="P18"><text:span text:style-name="T4"><text:tab/></text:span><text:span text:style-name="T10">Построить синтаксический анализатор для понятия скобки.</text:span></text:p>
      <text:p text:style-name="P20"><text:tab/>скобки::=А | ( B скобки скобки )</text:p>
      <text:p text:style-name="P4"><text:span text:style-name="T5"><text:tab/></text:span><text:span text:style-name="T20">Ход работы</text:span></text:p>
      <text:list xml:id="list1280801136" text:style-name="WWNum7">
        <text:list-item>
          <text:p text:style-name="P34"><text:span text:style-name="T3">Произведён анализ задания и выделена рекурсивная функция </text:span><text:span text:style-name="T18">bracket</text:span><text:span text:style-name="T3"> и разработана её рекурсивная часть.</text:span></text:p>
        </text:list-item>
        <text:list-item>
          <text:p text:style-name="P35">Разработана программа, содержащая в себе:</text:p>
        </text:list-item>
      </text:list>
      <text:p text:style-name="P4"><text:tab/><text:span text:style-name="T21">2.1.</text:span><text:span text:style-name="T11">Функция, которая принимает каждый символ входной символьной строки </text:span><text:span text:style-name="T13">arr</text:span><text:span text:style-name="T11">, сохраняется в char </text:span><text:span text:style-name="T13">a</text:span><text:span text:style-name="T15">:</text:span></text:p>
      <text:p text:style-name="P12"><text:tab/><text:tab/></text:p>
      <text:p text:style-name="P28"><text:s text:c="3"/><text:tab/><text:tab/><text:tab/>void symbol(string arr, char&amp; a){</text:p>
      <text:p text:style-name="P28"><text:s text:c="4"/><text:tab/><text:tab/><text:tab/><text:tab/>a = arr[pos];</text:p>
      <text:p text:style-name="P28"><text:s text:c="4"/><text:tab/><text:tab/><text:tab/><text:tab/>pos++;</text:p>
      <text:p text:style-name="P28"><text:tab/><text:tab/><text:tab/>}</text:p>
      <text:p text:style-name="P28"><text:soft-page-break/></text:p>
      <text:p text:style-name="P26"><text:span text:style-name="T26">2.2. </text:span>Функцию <text:span text:style-name="T24">bracket</text:span><text:span text:style-name="T22"> </text:span>для обработки <text:s/><text:span text:style-name="T11">строки. Флаг </text:span><text:span text:style-name="T14">FlagErr</text:span><text:span text:style-name="T11"> ввода хранит значение типа ошибки. Символ строки </text:span><text:span text:style-name="T13">arr</text:span><text:span text:style-name="T11"> берется по очереди и сохраняется в переменной char </text:span><text:span text:style-name="T13">a</text:span><text:span text:style-name="T11">. Если </text:span><text:span text:style-name="T13">a = 'A'</text:span><text:span text:style-name="T11">, то </text:span><text:span text:style-name="T13">FlagErr</text:span><text:span text:style-name="T11"> = 0, в противном случае </text:span><text:span text:style-name="T13">a = '('</text:span><text:span text:style-name="T11"> продолжайте получать больше символов из строкового аргумента </text:span><text:span text:style-name="T13">arr</text:span><text:span text:style-name="T11"> и проверять, будет ли следующий символ </text:span><text:span text:style-name="T13">a = 'B'</text:span><text:span text:style-name="T15">, </text:span><text:span text:style-name="T16">если так</text:span><text:span text:style-name="T15"> </text:span><text:span text:style-name="T12">р</text:span><text:span text:style-name="T11">екурсивная функция вызывается </text:span><text:span text:style-name="T17">2 раза </text:span><text:span text:style-name="T11">, а неудовлетворенные случаи возвращают разные ошибки через переменную </text:span><text:span text:style-name="T13">FlagErr</text:span><text:span text:style-name="T11">.</text:span></text:p>
      <text:p text:style-name="P27"/>
      <text:p text:style-name="P27"><text:s/></text:p>
      <text:list xml:id="list134429885808539" text:continue-numbering="true" text:style-name="WW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6"><text:span text:style-name="T31"><text:s/><text:tab/>2.3. </text:span>Функция main для инициализации массива <text:span text:style-name="T23">arr </text:span><text:span text:style-name="T25">, </text:span><text:span text:style-name="T27">символ </text:span><text:span text:style-name="T29">a</text:span><text:span text:style-name="T27">, чтобы получить каждый символ </text:span><text:span text:style-name="T29">arr</text:span><text:span text:style-name="T27"> </text:span><text:span text:style-name="T28">и</text:span><text:span text:style-name="T27"> флаг </text:span><text:span text:style-name="T29">FlagErr</text:span><text:span text:style-name="T27"> хранит значения, чтобы сообщить об ошибках</text:span><text:span text:style-name="T28">. Функция Bracket() вызывается и значение флага </text:span><text:span text:style-name="T30">FlagErr</text:span><text:span text:style-name="T28"> установлено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16">Вывод</text:p>
      <text:p text:style-name="Times14_5f_РИО2">В ходе лабораторной работы были изучены основы работы с</text:p>
      <text:p text:style-name="P21">рекурсивными функциями. А также реализована рекурсивный вызов</text:p>
      <text:p text:style-name="P21">функции.</text:p>
      <text:p text:style-name="P21"/>
      <text:p text:style-name="P24">Тестирование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0"><draw:frame draw:style-name="fr1" draw:name="Image2" text:anchor-type="paragraph" svg:x="4.4516in" svg:y="0.8752in" svg:width="2.1547in" svg:height="0.3272in" draw:z-index="1"><draw:image xlink:href="Pictures/100002010000012F0000002E63A394A4A392342B.png" xlink:type="simple" xlink:show="embed" xlink:actuate="onLoad" loext:mime-type="image/png"/></draw:frame>Input</text:p>
          </table:table-cell>
          <table:table-cell table:style-name="Table2.A1" office:value-type="string">
            <text:p text:style-name="P30">Output</text:p>
          </table:table-cell>
          <table:table-cell table:style-name="Table2.C1" office:value-type="string">
            <text:p text:style-name="P30">Console</text:p>
          </table:table-cell>
        </table:table-row>
        <table:table-row table:style-name="Table2.2">
          <table:table-cell table:style-name="Table2.A2" office:value-type="string">
            <text:p text:style-name="P30">AIt's a bracket.</text:p>
          </table:table-cell>
          <table:table-cell table:style-name="Table2.A2" office:value-type="string">
            <text:p text:style-name="P30">Its a bracket.</text:p>
          </table:table-cell>
          <table:table-cell table:style-name="Table2.C2" office:value-type="string">
            <text:p text:style-name="P32"><draw:frame draw:style-name="fr1" draw:name="Image1" text:anchor-type="paragraph" svg:x="0.3953in" svg:y="0.0236in" svg:width="1.3854in" svg:height="0.3228in" draw:z-index="0"><draw:image xlink:href="Pictures/10000201000000850000001F93EC48045E068E97.png" xlink:type="simple" xlink:show="embed" xlink:actuate="onLoad" loext:mime-type="image/png"/></draw:frame></text:p>
            <text:p text:style-name="P32"/>
          </table:table-cell>
        </table:table-row>
        <table:table-row table:style-name="Table2.3">
          <table:table-cell table:style-name="Table2.A2" office:value-type="string">
            <text:p text:style-name="P30">AB</text:p>
          </table:table-cell>
          <table:table-cell table:style-name="Table2.A2" office:value-type="string">
            <text:p text:style-name="P30">Error: Extra characters in input string.</text:p>
          </table:table-cell>
          <table:table-cell table:style-name="Table2.C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0">(BAA)</text:p>
          </table:table-cell>
          <table:table-cell table:style-name="Table2.A2" office:value-type="string">
            <text:p text:style-name="P30">Its a bracket.</text:p>
          </table:table-cell>
          <table:table-cell table:style-name="Table2.C2" office:value-type="string">
            <text:p text:style-name="P32"><draw:frame draw:style-name="fr1" draw:name="Image4" text:anchor-type="paragraph" svg:x="0.2126in" svg:y="0.0835in" svg:width="1.7291in" svg:height="0.3335in" draw:z-index="2"><draw:image xlink:href="Pictures/10000201000000A6000000205252997DB9C6A537.png" xlink:type="simple" xlink:show="embed" xlink:actuate="onLoad" loext:mime-type="image/png"/></draw:frame></text:p>
            <text:p text:style-name="P32"/>
          </table:table-cell>
        </table:table-row>
        <table:table-row>
          <table:table-cell table:style-name="Table2.A2" office:value-type="string">
            <text:p text:style-name="P30">(B(BAA)(BA(BAA)))</text:p>
          </table:table-cell>
          <table:table-cell table:style-name="Table2.A2" office:value-type="string">
            <text:p text:style-name="P31">Its a bracket.</text:p>
          </table:table-cell>
          <table:table-cell table:style-name="Table2.C2" office:value-type="string">
            <text:p text:style-name="P32"><draw:frame draw:style-name="fr1" draw:name="Image3" text:anchor-type="paragraph" svg:x="0in" svg:y="0.1252in" svg:width="2.1547in" svg:height="0.2366in" draw:z-index="3"><draw:image xlink:href="Pictures/10000201000000F50000001B1741DDF18B52C50B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30">(B(BAA)(BA(BAA)))A</text:p>
          </table:table-cell>
          <table:table-cell table:style-name="Table2.A2" office:value-type="string">
            <text:p text:style-name="P31">Error: Extra characters in input string.</text:p>
          </table:table-cell>
          <table:table-cell table:style-name="Table2.C2" office:value-type="string">
            <text:p text:style-name="P32"><draw:frame draw:style-name="fr1" draw:name="Image5" text:anchor-type="paragraph" svg:x="0in" svg:y="0.1874in" svg:width="2.1547in" svg:height="0.3272in" draw:z-index="4"><draw:image xlink:href="Pictures/10000201000001280000002DA50FAA20188D4733.png" xlink:type="simple" xlink:show="embed" xlink:actuate="onLoad" loext:mime-type="image/png"/></draw:frame></text:p>
          </table:table-cell>
        </table:table-row>
      </table:table>
      <text:p text:style-name="P24"/>
      <text:p text:style-name="P25"><text:span text:style-name="Book_20_Title"><text:span text:style-name="T2">ПРИЛОЖЕНИЕ A</text:span></text:span></text:p>
      <text:p text:style-name="P23">#include &lt;iostream&gt;</text:p>
      <text:p text:style-name="P23">#include &lt;string&gt;</text:p>
      <text:p text:style-name="P23">#include &lt;fstream&gt;</text:p>
      <text:p text:style-name="P23">using namespace std;</text:p>
      <text:p text:style-name="P23">int pos = 0;</text:p>
      <text:p text:style-name="P23"/>
      <text:p text:style-name="P23">void symbol(string arr, char&amp; a){</text:p>
      <text:p text:style-name="P23"><text:s text:c="4"/>a = arr[pos];</text:p>
      <text:p text:style-name="P23"><text:s text:c="4"/>pos++;</text:p>
      <text:p text:style-name="P23">}</text:p>
      <text:p text:style-name="P23"/>
      <text:p text:style-name="P23">bool bracket(string arr,char&amp; a, int&amp; FlagErr){</text:p>
      <text:p text:style-name="P23"><text:s text:c="8"/>symbol(arr,a);</text:p>
      <text:p text:style-name="P23"><text:s text:c="8"/>if(a != '\0'){</text:p>
      <text:p text:style-name="P23"><text:s text:c="16"/>if(a == 'A')</text:p>
      <text:p text:style-name="P23"><text:s text:c="24"/>FlagErr = 0;</text:p>
      <text:p text:style-name="P23"><text:s text:c="16"/>else if(a == '('){</text:p>
      <text:p text:style-name="P23"><text:s text:c="24"/>symbol(arr,a);</text:p>
      <text:p text:style-name="P23"><text:s text:c="24"/>if(a!='\0' &amp;&amp; a == 'B'){</text:p>
      <text:p text:style-name="P23"><text:s text:c="40"/>if(bracket(arr, a, FlagErr)){</text:p>
      <text:p text:style-name="P23"><text:s text:c="48"/>if(bracket(arr,a,FlagErr)){</text:p>
      <text:p text:style-name="P23"><text:s text:c="56"/>symbol(arr,a);</text:p>
      <text:p text:style-name="P23"><text:s text:c="56"/>if(a!='\0' &amp;&amp; a == ')'){</text:p>
      <text:p text:style-name="P23"><text:s text:c="64"/>FlagErr = 0;</text:p>
      <text:p text:style-name="P23"><text:s text:c="56"/>} else FlagErr = 1;</text:p>
      <text:p text:style-name="P23"><text:s text:c="48"/>} else FlagErr = 2;</text:p>
      <text:p text:style-name="P23"><text:s text:c="40"/>} else FlagErr = 3;</text:p>
      <text:p text:style-name="P23"><text:s text:c="24"/>} else FlagErr = 4;</text:p>
      <text:p text:style-name="P23"><text:s text:c="16"/>} else FlagErr = 5;</text:p>
      <text:p text:style-name="P23"><text:s text:c="8"/>} else FlagErr = 5;</text:p>
      <text:p text:style-name="P23"><text:s text:c="8"/>if(FlagErr == 0)</text:p>
      <text:p text:style-name="P23"><text:s text:c="16"/>return true;</text:p>
      <text:p text:style-name="P23"><text:s text:c="8"/>else</text:p>
      <text:p text:style-name="P23"><text:s text:c="16"/>return false;</text:p>
      <text:p text:style-name="P23">}</text:p>
      <text:p text:style-name="P23"/>
      <text:p text:style-name="P23"/>
      <text:p text:style-name="P23">int main(){</text:p>
      <text:p text:style-name="P23"><text:s text:c="8"/>string arr;</text:p>
      <text:p text:style-name="P23"><text:s text:c="8"/>char a;</text:p>
      <text:p text:style-name="P23"><text:soft-page-break/><text:s text:c="8"/>int FlagErr;</text:p>
      <text:p text:style-name="P23"><text:s text:c="8"/>cin&gt;&gt;arr;</text:p>
      <text:p text:style-name="P23"><text:s text:c="8"/>bracket(arr,a,FlagErr);</text:p>
      <text:p text:style-name="P23"><text:s text:c="8"/>symbol(arr,a);</text:p>
      <text:p text:style-name="P23"><text:s text:c="8"/>if(a!='\0')</text:p>
      <text:p text:style-name="P23"><text:s text:c="16"/>FlagErr = 6;</text:p>
      <text:p text:style-name="P23"/>
      <text:p text:style-name="P23"><text:s text:c="8"/>switch(FlagErr){</text:p>
      <text:p text:style-name="P23"><text:s text:c="16"/>case 0:</text:p>
      <text:p text:style-name="P23"><text:s text:c="24"/>cout&lt;&lt;"It's a bracket."&lt;&lt;endl;</text:p>
      <text:p text:style-name="P23"><text:s text:c="24"/>break;</text:p>
      <text:p text:style-name="P23"><text:s text:c="16"/>case 1:</text:p>
      <text:p text:style-name="P23"><text:tab/> <text:s text:c="9"/>cout&lt;&lt;"It's not a bracket"&lt;&lt;endl;<text:tab/></text:p>
      <text:p text:style-name="P23"><text:s text:c="24"/>cout&lt;&lt;"Error: Missing '('."&lt;&lt;endl;</text:p>
      <text:p text:style-name="P23"><text:s text:c="24"/>break;</text:p>
      <text:p text:style-name="P23"><text:s text:c="16"/>case 2:<text:tab/></text:p>
      <text:p text:style-name="P23"><text:tab/> <text:s text:c="9"/>cout&lt;&lt;"It's not a bracket"&lt;&lt;endl;<text:tab/></text:p>
      <text:p text:style-name="P23"><text:s text:c="24"/>cout&lt;&lt;"Second bracket error."&lt;&lt;endl;</text:p>
      <text:p text:style-name="P23"><text:s text:c="24"/>break;</text:p>
      <text:p text:style-name="P23"><text:s text:c="16"/>case 3:</text:p>
      <text:p text:style-name="P23"><text:tab/> <text:s text:c="9"/>cout&lt;&lt;"It's not a bracket"&lt;&lt;endl;<text:tab/></text:p>
      <text:p text:style-name="P23"><text:s text:c="24"/>cout&lt;&lt;"First bracket error."&lt;&lt;endl;</text:p>
      <text:p text:style-name="P23"><text:s text:c="24"/>break;</text:p>
      <text:p text:style-name="P23"><text:s text:c="16"/>case 4:</text:p>
      <text:p text:style-name="P23"><text:tab/> <text:s text:c="9"/>cout&lt;&lt;"It's not a bracket"&lt;&lt;endl;<text:tab/></text:p>
      <text:p text:style-name="P23"><text:s text:c="24"/>cout&lt;&lt;"Error: Missing 'B'."&lt;&lt;endl;</text:p>
      <text:p text:style-name="P23"><text:s text:c="24"/>break;</text:p>
      <text:p text:style-name="P23"><text:s text:c="16"/>case 5:</text:p>
      <text:p text:style-name="P23"><text:tab/> <text:s text:c="9"/>cout&lt;&lt;"It's not a bracket"&lt;&lt;endl;<text:tab/></text:p>
      <text:p text:style-name="P23"><text:s text:c="24"/>cout&lt;&lt;"Error: Missing 'A' or '('."&lt;&lt;endl;</text:p>
      <text:p text:style-name="P23"><text:s text:c="24"/>break;</text:p>
      <text:p text:style-name="P23"><text:s text:c="16"/>case 6:</text:p>
      <text:p text:style-name="P23"><text:tab/> <text:s text:c="9"/>cout&lt;&lt;"It's not a bracket"&lt;&lt;endl;<text:tab/></text:p>
      <text:p text:style-name="P23"><text:s text:c="24"/>cout&lt;&lt;"Error: Extra characters in input string."&lt;&lt;endl;</text:p>
      <text:p text:style-name="P23"><text:s text:c="24"/>break;</text:p>
      <text:p text:style-name="P23"><text:s text:c="8"/>}</text:p>
      <text:p text:style-name="P23"><text:s text:c="8"/>return 0;</text:p>
      <text:p text:style-name="P23">}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Helvetica1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139in" fo:margin-bottom="0.0835in" loext:contextual-spacing="false" fo:keep-together="always" fo:keep-with-next="always"/>
      <style:text-properties fo:color="#4f81bd" style:font-name="Cambria" fo:font-family="Cambria" style:font-family-generic="swiss" style:font-pitch="variable" fo:font-size="13pt" fo:font-weight="bold" style:font-name-asian="Cambria2" style:font-family-asian="Cambria" style:font-family-generic-asian="system" style:font-pitch-asian="variable" style:font-size-asian="13pt" style:font-weight-asian="bold" style:font-name-complex="Cambria2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top="0.139in" fo:margin-bottom="0.0835in" loext:contextual-spacing="false" fo:keep-together="always" fo:keep-with-next="always"/>
      <style:text-properties fo:color="#4f81bd" style:font-name="Cambria" fo:font-family="Cambria" style:font-family-generic="swiss" style:font-pitch="variable" fo:font-weight="bold" style:font-weight-asian="bold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list-style-name="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list-style-name="" style:class="text">
      <style:paragraph-properties fo:margin-top="0.139in" fo:margin-bottom="0.0835in" loext:contextual-spacing="false" fo:keep-together="always" fo:keep-with-next="always"/>
      <style:text-properties fo:color="#243f6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_20__28_user_29_" style:next-style-name="Standard_20__28_user_29_" style:default-outline-level="7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ize="10pt" fo:font-style="italic" style:font-name-asian="Cambria2" style:font-family-asian="Cambria" style:font-family-generic-asian="system" style:font-pitch-asian="variable" style:font-size-asian="10pt" style:font-style-asian="italic" style:font-name-complex="Cambria2" style:font-family-complex="Cambria" style:font-family-generic-complex="system" style:font-pitch-complex="variable" style:font-size-complex="10pt" style:font-style-complex="italic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3" style:list-style-name="">
      <style:paragraph-properties fo:text-align="center" style:justify-single-word="false"/>
      <style:text-properties fo:font-size="14pt" fo:font-weight="bold" style:font-size-asian="14pt" style:font-weight-asian="bold"/>
    </style:style>
    <style:style style:name="caption" style:family="paragraph" style:parent-style-name="Standard_20__28_user_29_" style:next-style-name="Standard_20__28_user_29_" style:default-outline-level="">
      <style:paragraph-properties fo:margin-left="0in" fo:margin-right="0in" fo:text-indent="0.3937in" style:auto-text-indent="false"/>
      <style:text-properties style:font-size-complex="10pt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Subtitle" style:family="paragraph" style:parent-style-name="Standard_20__28_user_29_" style:next-style-name="Text_20_body_20__28_user_29_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_20__28_user_29_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0" fo:widows="0" fo:hyphenation-ladder-count="no-limit" fo:text-indent="0.5in" style:auto-text-indent="false" style:vertical-align="baseline" style:writing-mode="lr-tb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_20__28_user_29_" style:default-outline-level="" style:class="extra"/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0" fo:widows="0" fo:hyphenation-ladder-count="no-limit" style:vertical-align="baseline" style:writing-mode="lr-tb"/>
      <style:text-properties fo:color="#000000" style:font-name="Arial" fo:font-family="Arial" style:font-family-generic="roman" style:font-pitch="variable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_20__28_user_29_" style:default-outline-level="2" style:list-style-name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baseline" style:writing-mode="lr-tb"/>
      <style:text-properties fo:color="#000000" style:font-name="Times New Roman" fo:font-family="'Times New Roman'" style:font-family-generic="roman" style:font-pitch="variable" fo:font-size="8pt" style:font-name-asian="Calibri1" style:font-family-asian="Calibri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letter-spacing="-0.0008in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2" style:display-name="Body Text 2" style:family="paragraph" style:parent-style-name="Standard_20__28_user_29_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color="#000000" style:font-name="Helvetica" fo:font-family="Helvetic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Helvetica1" style:font-family-complex="Helvetica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 style:default-outline-level="">
      <style:paragraph-properties fo:line-height="0.1929in" fo:text-align="justify" style:justify-single-word="false" fo:orphans="0" fo:widows="0" fo:hyphenation-ladder-count="no-limit" style:vertical-align="baseline" style:writing-mode="lr-tb"/>
      <style:text-properties fo:color="#000000" style:font-name="Arial Unicode MS" fo:font-family="'Arial Unicode MS'" style:font-family-generic="roman" style:font-pitch="variable" style:font-name-asian="Times New Roman1" style:font-family-asian="'Times New Roman'" style:font-family-generic-asian="system" style:font-pitch-asian="variable" style:font-name-complex="Arial Unicode MS1" style:font-family-complex="'Arial Unicode MS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_20__28_user_29_" style:default-outline-level="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_20__28_user_29_" style:default-outline-level="" style:class="list">
      <style:paragraph-properties fo:margin-left="0.6429in" fo:margin-right="0in" fo:text-indent="-0.25in" style:auto-text-indent="false"/>
    </style:style>
    <style:style style:name="for_5f_tables_5f_12" style:display-name="for_tables_12" style:family="paragraph" style:parent-style-name="Standard_20__28_user_29_" style:default-outline-level="">
      <style:paragraph-properties fo:line-height="0.222in"/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Text" style:family="paragraph" style:parent-style-name="Standard_20__28_user_29_" style:default-outline-level="" style:class="extra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line-height="120%" fo:text-align="justify" style:justify-single-word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WW8Num1z0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1" fo:font-family="Cambria" style:font-family-generic="roman" style:font-pitch="variable" fo:font-size="13pt" fo:font-weight="bold" style:font-name-asian="Cambria2" style:font-family-asian="Cambria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1" fo:font-family="Cambria" style:font-family-generic="roman" style:font-pitch="variable" fo:font-style="italic" style:font-name-asian="Cambria2" style:font-family-asian="Cambria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" fo:font-family="'Times New Roman'" style:font-family-generic="roman" style:font-pitch="variable" style:text-underline-style="non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>
      <style:text-properties style:font-name="Times New Roman" fo:font-family="'Times New Roman'" style:font-family-generic="roman" style:font-pitch="variable" fo:background-color="#ffffff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style:font-name="Cambria1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ListLabel_20_1" style:display-name="ListLabel 1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0.5654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fo:font-family="Wingdings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fo:font-family="'Courier New'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fo:font-family="Wingdings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fo:font-family="'Courier New'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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ПРОЕКТ ЛЭТИ</dc:title>
    <meta:initial-creator>SAP</meta:initial-creator>
    <meta:editing-cycles>7</meta:editing-cycles>
    <meta:print-date>2018-10-02T10:43:00</meta:print-date>
    <meta:creation-date>2019-02-10T12:22:00</meta:creation-date>
    <dc:date>2019-09-26T13:44:28.090876880</dc:date>
    <meta:editing-duration>PT13M8S</meta:editing-duration>
    <meta:generator>LibreOffice/6.3.1.2$Linux_X86_64 LibreOffice_project/522b3d05dbc14df140b4b4e8cb5fa288e6bf2465</meta:generator>
    <meta:document-statistic meta:table-count="2" meta:image-count="5" meta:object-count="0" meta:page-count="5" meta:paragraph-count="130" meta:word-count="565" meta:character-count="5214" meta:non-whitespace-character-count="34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